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63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7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cenario Performance" table:style-name="ta1">
        <table:shapes>
          <draw:frame draw:z-index="0" draw:style-name="gr1" draw:text-style-name="P1" svg:width="22.903cm" svg:height="12.749cm" svg:x="11.19cm" svg:y="2.072cm">
            <draw:object draw:notify-on-update-of-ranges="'Scenario Performance'.A1:'Scenario Performance'.A1 'Scenario Performance'.A2:'Scenario Performance'.A9 'Scenario Performance'.B1:'Scenario Performance'.B1 'Scenario Performance'.B2:'Scenario Performance'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02336" calcext:value-type="float">
            <text:p>0.002336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2.03757" calcext:value-type="float">
            <text:p>12.03757</text:p>
          </table:table-cell>
        </table:table-row>
        <table:table-row table:style-name="ro1">
          <table:table-cell office:value-type="string" calcext:value-type="string">
            <text:p>Loss</text:p>
          </table:table-cell>
          <table:table-cell office:value-type="float" office:value="57.010318" calcext:value-type="float">
            <text:p>57.010318</text:p>
          </table:table-cell>
        </table:table-row>
        <table:table-row table:style-name="ro1">
          <table:table-cell office:value-type="string" calcext:value-type="string">
            <text:p>Constrained Rate</text:p>
          </table:table-cell>
          <table:table-cell office:value-type="float" office:value="0.930083" calcext:value-type="float">
            <text:p>0.930083</text:p>
          </table:table-cell>
        </table:table-row>
        <table:table-row table:style-name="ro1">
          <table:table-cell office:value-type="string" calcext:value-type="string">
            <text:p>Loss and Delay</text:p>
          </table:table-cell>
          <table:table-cell office:value-type="float" office:value="92.969945" calcext:value-type="float">
            <text:p>92.969945</text:p>
          </table:table-cell>
        </table:table-row>
        <table:table-row table:style-name="ro1">
          <table:table-cell office:value-type="string" calcext:value-type="string">
            <text:p>Delay and Constrained Rate</text:p>
          </table:table-cell>
          <table:table-cell office:value-type="float" office:value="13.948315" calcext:value-type="float">
            <text:p>13.948315</text:p>
          </table:table-cell>
        </table:table-row>
        <table:table-row table:style-name="ro1">
          <table:table-cell office:value-type="string" calcext:value-type="string">
            <text:p>Loss and Constrained Rate</text:p>
          </table:table-cell>
          <table:table-cell office:value-type="float" office:value="66.952507" calcext:value-type="float">
            <text:p>66.952507</text:p>
          </table:table-cell>
        </table:table-row>
        <table:table-row table:style-name="ro1">
          <table:table-cell office:value-type="string" calcext:value-type="string">
            <text:p>Loss and Delay and Constrained Rate</text:p>
          </table:table-cell>
          <table:table-cell office:value-type="float" office:value="64.960451" calcext:value-type="float">
            <text:p>64.960451</text:p>
          </table:table-cell>
        </table:table-row>
      </table:table>
      <table:table table:name="Sheet1" table:style-name="ta1">
        <table:table-column table:style-name="co3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Bandwidth</text:p>
          </table:table-cell>
          <table:table-cell office:value-type="string" calcext:value-type="string">
            <text:p>RTT</text:p>
          </table:table-cell>
          <table:table-cell/>
        </table:table-row>
        <table:table-row table:style-name="ro1">
          <table:table-cell/>
          <table:table-cell table:formula="of:=(1 * 10^9)" office:value-type="float" office:value="1000000000" calcext:value-type="float">
            <text:p>1000000000</text:p>
          </table:table-cell>
          <table:table-cell office:value-type="float" office:value="65" calcext:value-type="float">
            <text:p>65</text:p>
          </table:table-cell>
          <table:table-cell table:formula="of:=[.B3]*[.C3]" office:value-type="float" office:value="65000000000" calcext:value-type="float">
            <text:p>65000000000</text:p>
          </table:table-cell>
        </table:table-row>
      </table:table>
      <table:table table:name="Efficiency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fficiency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Packet Size (B)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string" calcext:value-type="string">
            <text:p>Header Size (B)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CK Packet Size (B)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lurpe-3 Loss Rate (Approx.)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fficiency due to control bytes</text:p>
          </table:table-cell>
          <table:table-cell table:formula="of:=([.B3]-[.B4])/([.B3]+[.B5])" office:value-type="float" office:value="0.981873111782477" calcext:value-type="float">
            <text:p>0.98187311178247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fficiency due to retransmission</text:p>
          </table:table-cell>
          <table:table-cell table:formula="of:=(1 - [.B6])^([.B3]+[.B5])" office:value-type="float" office:value="2.61265760220643E-061" calcext:value-type="float">
            <text:p>2.61265760220643E-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04-04T14:16:09.264525378</meta:creation-date>
    <dc:date>2022-04-04T14:59:52.545439979</dc:date>
    <meta:editing-duration>PT4M15S</meta:editing-duration>
    <meta:editing-cycles>1</meta:editing-cycles>
    <meta:document-statistic meta:table-count="3" meta:cell-count="3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04cm" svg:height="12.75cm" xlink:href=".." xlink:type="simple" chart:class="chart:bar" chart:style-name="ch1">
        <chart:title svg:x="5.826cm" svg:y="0.391cm" chart:style-name="ch2">
          <text:p>Total Transmission Time in Different Network Scenarios</text:p>
        </chart:title>
        <chart:plot-area chart:style-name="ch3" table:cell-range-address="'Scenario Performance'.A1:'Scenario Performance'.B9" chart:data-source-has-labels="both" svg:x="1.469cm" svg:y="1.425cm" svg:width="20.977cm" svg:height="10.089cm">
          <chartooo:coordinate-region svg:x="2.276cm" svg:y="1.425cm" svg:width="20.17cm" svg:height="5.263cm"/>
          <chart:axis chart:dimension="x" chart:name="primary-x" chart:style-name="ch4" chartooo:axis-type="auto">
            <chartooo:date-scale/>
            <chart:title svg:x="10.537cm" svg:y="11.769cm" chart:style-name="ch5">
              <text:p>Network Scenarios</text:p>
            </chart:title>
            <chart:categories table:cell-range-address="'Scenario Performance'.A2:'Scenario Performance'.A9"/>
          </chart:axis>
          <chart:axis chart:dimension="y" chart:name="primary-y" chart:style-name="ch6">
            <chart:title svg:x="0.616cm" svg:y="6.732cm" chart:style-name="ch7">
              <text:p>Total Transmission Time (seconds)</text:p>
            </chart:title>
            <chart:grid chart:style-name="ch8" chart:class="major"/>
          </chart:axis>
          <chart:series chart:style-name="ch9" chart:values-cell-range-address="'Scenario Performance'.B2:'Scenario Performance'.B9" chart:label-cell-address="'Scenario Performance'.B1:'Scenario Performance'.B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'Scenario Performance'.B1:'Scenario Performanc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trol</text:p>
                <draw:g>
                  <svg:desc>'Scenario Performance'.A2:'Scenario Performance'.A9</svg:desc>
                </draw:g>
              </table:table-cell>
              <table:table-cell office:value-type="float" office:value="0.002336">
                <text:p>0.002336</text:p>
                <draw:g>
                  <svg:desc>'Scenario Performance'.B2:'Scenario Performance'.B9</svg:desc>
                </draw:g>
              </table:table-cell>
            </table:table-row>
            <table:table-row>
              <table:table-cell office:value-type="string">
                <text:p>Delay</text:p>
              </table:table-cell>
              <table:table-cell office:value-type="float" office:value="12.03757">
                <text:p>12.03757</text:p>
              </table:table-cell>
            </table:table-row>
            <table:table-row>
              <table:table-cell office:value-type="string">
                <text:p>Loss</text:p>
              </table:table-cell>
              <table:table-cell office:value-type="float" office:value="57.010318">
                <text:p>57.010318</text:p>
              </table:table-cell>
            </table:table-row>
            <table:table-row>
              <table:table-cell office:value-type="string">
                <text:p>Constrained Rate</text:p>
              </table:table-cell>
              <table:table-cell office:value-type="float" office:value="0.930083">
                <text:p>0.930083</text:p>
              </table:table-cell>
            </table:table-row>
            <table:table-row>
              <table:table-cell office:value-type="string">
                <text:p>Loss and Delay</text:p>
              </table:table-cell>
              <table:table-cell office:value-type="float" office:value="92.969945">
                <text:p>92.969945</text:p>
              </table:table-cell>
            </table:table-row>
            <table:table-row>
              <table:table-cell office:value-type="string">
                <text:p>Delay and Constrained Rate</text:p>
              </table:table-cell>
              <table:table-cell office:value-type="float" office:value="13.948315">
                <text:p>13.948315</text:p>
              </table:table-cell>
            </table:table-row>
            <table:table-row>
              <table:table-cell office:value-type="string">
                <text:p>Loss and Constrained Rate</text:p>
              </table:table-cell>
              <table:table-cell office:value-type="float" office:value="66.952507">
                <text:p>66.952507</text:p>
              </table:table-cell>
            </table:table-row>
            <table:table-row>
              <table:table-cell office:value-type="string">
                <text:p>Loss and Delay and Constrained Rate</text:p>
              </table:table-cell>
              <table:table-cell office:value-type="float" office:value="64.960451">
                <text:p>64.9604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